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09ab" officeooo:paragraph-rsid="000c09ab"/>
    </style:style>
    <style:style style:name="P2" style:family="paragraph" style:parent-style-name="Standard">
      <style:text-properties fo:font-weight="bold" officeooo:rsid="000c09ab" officeooo:paragraph-rsid="000c09ab" style:font-weight-asian="bold" style:font-weight-complex="bold"/>
    </style:style>
    <style:style style:name="T1" style:family="text">
      <style:text-properties officeooo:rsid="000c09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 Quais as características do ambiente labirinto (ex. discreto, dinâmico, etc.)?</text:p>
      <text:p text:style-name="Standard"/>
      <text:p text:style-name="Standard"><text:span text:style-name="T1">C</text:span>ompletamente observáv<text:span text:style-name="T1">el, </text:span><text:s/>só <text:span text:style-name="T1">um</text:span> agent<text:span text:style-name="T1">e, determinístico, episódico, estático e discreto</text:span></text:p>
      <text:p text:style-name="Standard"/>
      <text:p text:style-name="P2">2) Quantos estados são possíveis de serem alcançados pelo agente (tam.</text:p>
      <text:p text:style-name="P2">espaço de estados)?</text:p>
      <text:p text:style-name="P1"/>
      <text:p text:style-name="P1">9x9 – Barreiras = 53</text:p>
      <text:p text:style-name="P1"/>
      <text:p text:style-name="P2">3) Implementar no método deliberar() da classe Agente um código que permita ao</text:p>
      <text:p text:style-name="P2">agente se deslocar no labirinto. A cada chamada do método deliberar() o agente deve</text:p>
      <text:p text:style-name="P2">executar UMA E APENAS UMA ação de movimentação.</text:p>
      <text:p text:style-name="P1"/>
      <text:p text:style-name="P1">public int deliberar() {</text:p>
      <text:p text:style-name="P1"><text:s text:c="16"/></text:p>
      <text:p text:style-name="P1"><text:s text:c="8"/>// <text:s/>contador de acoes</text:p>
      <text:p text:style-name="P1"><text:s text:c="8"/>ct++;</text:p>
      <text:p text:style-name="P1"><text:s text:c="8"/></text:p>
      <text:p text:style-name="P1"><text:s text:c="8"/>// @todo a cada acao escolher uma acao {N, NE, L, SE, S, SO, O, NO}</text:p>
      <text:p text:style-name="P1"><text:s text:c="8"/></text:p>
      <text:p text:style-name="P1"><text:s text:c="8"/>executarIr((int)(Math.random() * 8)); </text:p>
      <text:p text:style-name="P1"><text:s text:c="8"/></text:p>
      <text:p text:style-name="P1"><text:s text:c="8"/>return 1; // Se retornar -1, encerra o agente</text:p>
      <text:p text:style-name="P1"><text:s text:c="4"/>}</text:p>
      <text:p text:style-name="P1"/>
      <text:p text:style-name="P2">4) Ao tentar atravessar uma parede ou os limites do labirinto, o agente deve ficar na</text:p>
      <text:p text:style-name="P2">posição original.</text:p>
      <text:p text:style-name="P2"/>
      <text:p text:style-name="P1">Já implementado pelo professor. No método ir(int coord) da classe Model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19:47:03.319988239</meta:creation-date>
    <dc:date>2018-08-07T19:55:44.181285468</dc:date>
    <meta:editing-duration>PT8M43S</meta:editing-duration>
    <meta:editing-cycles>1</meta:editing-cycles>
    <meta:document-statistic meta:table-count="0" meta:image-count="0" meta:object-count="0" meta:page-count="1" meta:paragraph-count="22" meta:word-count="141" meta:character-count="943" meta:non-whitespace-character-count="732"/>
    <meta:generator>LibreOffice/5.1.6.2$Linux_X86_64 LibreOffice_project/10m0$Build-2</meta:generator>
  </office:meta>
</office:document-meta>
</file>